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1.272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602in"/>
    </style:style>
    <style:style style:name="co12" style:family="table-column">
      <style:table-column-properties fo:break-before="auto" style:column-width="1.2484in"/>
    </style:style>
    <style:style style:name="co13" style:family="table-column">
      <style:table-column-properties fo:break-before="auto" style:column-width="1.348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2.2445in"/>
    </style:style>
    <style:style style:name="co16" style:family="table-column">
      <style:table-column-properties fo:break-before="auto" style:column-width="1.1937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3701in"/>
    </style:style>
    <style:style style:name="co19" style:family="table-column">
      <style:table-column-properties fo:break-before="auto" style:column-width="1.01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1"/>
  </office:automatic-styles>
  <office:body>
    <office:spreadsheet>
      <table:table table:name="Adjoint Colli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MCSA Breakdown Calculations</text:p>
          </table:table-cell>
          <table:table-cell table:number-columns-repeated="10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3"/>
        </table:table-row>
        <table:table-row table:style-name="ro3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7"/>
        </table:table-row>
        <table:table-row table:style-name="ro3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7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7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7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7"/>
        </table:table-row>
        <table:table-row table:style-name="ro3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6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f:=[.I14]/[.G14]" office:value-type="float" office:value="0.1">
            <text:p>0.1</text:p>
          </table:table-cell>
          <table:table-cell table:style-name="ce3" table:formula="of:=[.I14]/([.G14]*[.F14])" office:value-type="float" office:value="0.00001">
            <text:p>1.0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[.I15]/[.G15]" office:value-type="float" office:value="0.0716666666666667">
            <text:p>0.0716666667</text:p>
          </table:table-cell>
          <table:table-cell table:style-name="ce3" table:formula="of:=[.I15]/([.G15]*[.F15])" office:value-type="float" office:value="0.00000716666666666667">
            <text:p>7.1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8">
            <text:p>0.48</text:p>
          </table:table-cell>
          <table:table-cell table:formula="of:=[.I16]/[.G16]" office:value-type="float" office:value="0.06">
            <text:p>0.06</text:p>
          </table:table-cell>
          <table:table-cell table:style-name="ce3" table:formula="of:=[.I16]/([.G16]*[.F16])" office:value-type="float" office:value="0.000006">
            <text:p>6.00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[.I17]/[.G17]" office:value-type="float" office:value="0.0576923076923077">
            <text:p>0.0576923077</text:p>
          </table:table-cell>
          <table:table-cell table:style-name="ce3" table:formula="of:=[.I17]/([.G17]*[.F17])" office:value-type="float" office:value="0.00000576923076923077">
            <text:p>5.7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1.8">
            <text:p>1.8</text:p>
          </table:table-cell>
          <table:table-cell table:formula="of:=[.I18]/[.G18]" office:value-type="float" office:value="0.0857142857142857">
            <text:p>0.0857142857</text:p>
          </table:table-cell>
          <table:table-cell table:style-name="ce3" table:formula="of:=[.I18]/([.G18]*[.F18])" office:value-type="float" office:value="0.00000857142857142857">
            <text:p>8.5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2.8">
            <text:p>2.8</text:p>
          </table:table-cell>
          <table:table-cell table:formula="of:=[.I19]/[.G19]" office:value-type="float" office:value="0.107692307692308">
            <text:p>0.1076923077</text:p>
          </table:table-cell>
          <table:table-cell table:style-name="ce3" table:formula="of:=[.I19]/([.G19]*[.F19])" office:value-type="float" office:value="0.0000107692307692308">
            <text:p>1.0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36">
            <text:p>36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35">
            <text:p>5.35</text:p>
          </table:table-cell>
          <table:table-cell table:formula="of:=[.I20]/[.G20]" office:value-type="float" office:value="0.148611111111111">
            <text:p>0.1486111111</text:p>
          </table:table-cell>
          <table:table-cell table:style-name="ce3" table:formula="of:=[.I20]/([.G20]*[.F20])" office:value-type="float" office:value="0.0000148611111111111">
            <text:p>1.4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76">
            <text:p>7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9.242">
            <text:p>19.242</text:p>
          </table:table-cell>
          <table:table-cell table:formula="of:=[.I21]/[.G21]" office:value-type="float" office:value="0.253184210526316">
            <text:p>0.2531842105</text:p>
          </table:table-cell>
          <table:table-cell table:style-name="ce3" table:formula="of:=[.I21]/([.G21]*[.F21])" office:value-type="float" office:value="0.0000253184210526316">
            <text:p>2.5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table:formula="of:=[.F22]/([.$B$8]*[.$B$8])" office:value-type="float" office:value="1.5">
            <text:p>1.5</text:p>
          </table:table-cell>
          <table:table-cell office:value-type="float" office:value="25">
            <text:p>25</text:p>
          </table:table-cell>
          <table:table-cell table:formula="of:=[.I22]/[.G22]" office:value-type="float" office:value="0.446428571428571">
            <text:p>0.4464285714</text:p>
          </table:table-cell>
          <table:table-cell table:style-name="ce3" table:formula="of:=[.I22]/([.G22]*[.F22])" office:value-type="float" office:value="0.0000297619047619048">
            <text:p>2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5000">
            <text:p>15000</text:p>
          </table:table-cell>
          <table:table-cell office:value-type="float" office:value="82">
            <text:p>82</text:p>
          </table:table-cell>
          <table:table-cell table:formula="of:=[.F23]/([.$B$8]*[.$B$8])" office:value-type="float" office:value="1.5">
            <text:p>1.5</text:p>
          </table:table-cell>
          <table:table-cell office:value-type="float" office:value="45.6">
            <text:p>45.6</text:p>
          </table:table-cell>
          <table:table-cell table:formula="of:=[.I23]/[.G23]" office:value-type="float" office:value="0.55609756097561">
            <text:p>0.556097561</text:p>
          </table:table-cell>
          <table:table-cell table:style-name="ce3" table:formula="of:=[.I23]/([.G23]*[.F23])" office:value-type="float" office:value="0.0000370731707317073">
            <text:p>3.7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20000">
            <text:p>20000</text:p>
          </table:table-cell>
          <table:table-cell office:value-type="float" office:value="78">
            <text:p>78</text:p>
          </table:table-cell>
          <table:table-cell table:formula="of:=[.F24]/([.$B$8]*[.$B$8])" office:value-type="float" office:value="2">
            <text:p>2</text:p>
          </table:table-cell>
          <table:table-cell office:value-type="float" office:value="73.5">
            <text:p>73.5</text:p>
          </table:table-cell>
          <table:table-cell table:formula="of:=[.I24]/[.G24]" office:value-type="float" office:value="0.942307692307692">
            <text:p>0.9423076923</text:p>
          </table:table-cell>
          <table:table-cell table:style-name="ce3" table:formula="of:=[.I24]/([.G24]*[.F24])" office:value-type="float" office:value="0.0000471153846153846">
            <text:p>4.71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table:formula="of:=[.F25]/([.$B$8]*[.$B$8])" office:value-type="float" office:value="2.5">
            <text:p>2.5</text:p>
          </table:table-cell>
          <table:table-cell office:value-type="float" office:value="145">
            <text:p>145</text:p>
          </table:table-cell>
          <table:table-cell table:formula="of:=[.I25]/[.G25]" office:value-type="float" office:value="1.52631578947368">
            <text:p>1.5263157895</text:p>
          </table:table-cell>
          <table:table-cell table:style-name="ce3" table:formula="of:=[.I25]/([.G25]*[.F25])" office:value-type="float" office:value="0.0000610526315789474">
            <text:p>6.1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40000">
            <text:p>40000</text:p>
          </table:table-cell>
          <table:table-cell office:value-type="float" office:value="81">
            <text:p>81</text:p>
          </table:table-cell>
          <table:table-cell table:formula="of:=[.F26]/([.$B$8]*[.$B$8])" office:value-type="float" office:value="4">
            <text:p>4</text:p>
          </table:table-cell>
          <table:table-cell office:value-type="float" office:value="269">
            <text:p>269</text:p>
          </table:table-cell>
          <table:table-cell table:formula="of:=[.I26]/[.G26]" office:value-type="float" office:value="3.32098765432099">
            <text:p>3.3209876543</text:p>
          </table:table-cell>
          <table:table-cell table:style-name="ce3" table:formula="of:=[.I26]/([.G26]*[.F26])" office:value-type="float" office:value="0.0000830246913580247">
            <text:p>8.3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65000">
            <text:p>65000</text:p>
          </table:table-cell>
          <table:table-cell office:value-type="float" office:value="86">
            <text:p>86</text:p>
          </table:table-cell>
          <table:table-cell table:formula="of:=[.F27]/([.$B$8]*[.$B$8])" office:value-type="float" office:value="6.5">
            <text:p>6.5</text:p>
          </table:table-cell>
          <table:table-cell office:value-type="float" office:value="733">
            <text:p>733</text:p>
          </table:table-cell>
          <table:table-cell table:formula="of:=[.I27]/[.G27]" office:value-type="float" office:value="8.52325581395349">
            <text:p>8.523255814</text:p>
          </table:table-cell>
          <table:table-cell table:style-name="ce3" table:formula="of:=[.I27]/([.G27]*[.F27])" office:value-type="float" office:value="0.000131127012522361">
            <text:p>1.31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135000">
            <text:p>135000</text:p>
          </table:table-cell>
          <table:table-cell office:value-type="float" office:value="93">
            <text:p>93</text:p>
          </table:table-cell>
          <table:table-cell table:formula="of:=[.F28]/([.$B$8]*[.$B$8])" office:value-type="float" office:value="13.5">
            <text:p>13.5</text:p>
          </table:table-cell>
          <table:table-cell office:value-type="float" office:value="2636">
            <text:p>2636</text:p>
          </table:table-cell>
          <table:table-cell table:formula="of:=[.I28]/[.G28]" office:value-type="float" office:value="28.3440860215054">
            <text:p>28.3440860215</text:p>
          </table:table-cell>
          <table:table-cell table:style-name="ce3" table:formula="of:=[.I28]/([.G28]*[.F28])" office:value-type="float" office:value="0.000209956192751892">
            <text:p>2.10E-04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djoint Expected Value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0" table:default-cell-style-name="ce3"/>
        <table:table-row table:style-name="ro1">
          <table:table-cell table:style-name="ce1" office:value-type="string">
            <text:p>MCSA Breakdown Calculations</text:p>
          </table:table-cell>
          <table:table-cell table:number-columns-repeated="9"/>
          <table:table-cell table:style-name="Default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office:value-type="string">
            <text:p>When convergence was observed, it was always monotoni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Default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10"/>
          <table:table-cell table:style-name="Default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39">
            <text:p>0.39</text:p>
          </table:table-cell>
          <table:table-cell table:formula="of:=[.I14]/[.G14]" office:value-type="float" office:value="0.195">
            <text:p>0.195</text:p>
          </table:table-cell>
          <table:table-cell table:formula="of:=[.I14]/([.G14]*[.F14])" office:value-type="float" office:value="0.0000195">
            <text:p>1.9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3">
            <text:p>3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11">
            <text:p>0.411</text:p>
          </table:table-cell>
          <table:table-cell table:formula="of:=[.I15]/[.G15]" office:value-type="float" office:value="0.137">
            <text:p>0.137</text:p>
          </table:table-cell>
          <table:table-cell table:formula="of:=[.I15]/([.G15]*[.F15])" office:value-type="float" office:value="0.0000137">
            <text:p>1.3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61">
            <text:p>0.461</text:p>
          </table:table-cell>
          <table:table-cell table:formula="of:=[.I16]/[.G16]" office:value-type="float" office:value="0.11525">
            <text:p>0.11525</text:p>
          </table:table-cell>
          <table:table-cell table:formula="of:=[.I16]/([.G16]*[.F16])" office:value-type="float" office:value="0.000011525">
            <text:p>1.1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841">
            <text:p>0.841</text:p>
          </table:table-cell>
          <table:table-cell table:formula="of:=[.I17]/[.G17]" office:value-type="float" office:value="0.105125">
            <text:p>0.105125</text:p>
          </table:table-cell>
          <table:table-cell table:formula="of:=[.I17]/([.G17]*[.F17])" office:value-type="float" office:value="0.0000105125">
            <text:p>1.0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12">
            <text:p>12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155">
            <text:p>2.155</text:p>
          </table:table-cell>
          <table:table-cell table:formula="of:=[.I18]/[.G18]" office:value-type="float" office:value="0.179583333333333">
            <text:p>0.1795833333</text:p>
          </table:table-cell>
          <table:table-cell table:formula="of:=[.I18]/([.G18]*[.F18])" office:value-type="float" office:value="0.0000179583333333333">
            <text:p>1.8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14">
            <text:p>14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276">
            <text:p>3.276</text:p>
          </table:table-cell>
          <table:table-cell table:formula="of:=[.I19]/[.G19]" office:value-type="float" office:value="0.234">
            <text:p>0.234</text:p>
          </table:table-cell>
          <table:table-cell table:formula="of:=[.I19]/([.G19]*[.F19])" office:value-type="float" office:value="0.0000234">
            <text:p>2.3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17">
            <text:p>17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822">
            <text:p>5.822</text:p>
          </table:table-cell>
          <table:table-cell table:formula="of:=[.I20]/[.G20]" office:value-type="float" office:value="0.342470588235294">
            <text:p>0.3424705882</text:p>
          </table:table-cell>
          <table:table-cell table:formula="of:=[.I20]/([.G20]*[.F20])" office:value-type="float" office:value="0.0000342470588235294">
            <text:p>3.42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3.777">
            <text:p>13.777</text:p>
          </table:table-cell>
          <table:table-cell table:formula="of:=[.I21]/[.G21]" office:value-type="float" office:value="0.599">
            <text:p>0.599</text:p>
          </table:table-cell>
          <table:table-cell table:formula="of:=[.I21]/([.G21]*[.F21])" office:value-type="float" office:value="0.0000599">
            <text:p>5.9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18.888">
            <text:p>18.888</text:p>
          </table:table-cell>
          <table:table-cell table:formula="of:=[.I22]/[.G22]" office:value-type="float" office:value="0.726461538461539">
            <text:p>0.7264615385</text:p>
          </table:table-cell>
          <table:table-cell table:formula="of:=[.I22]/([.G22]*[.F22])" office:value-type="float" office:value="0.0000726461538461539">
            <text:p>7.2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30">
            <text:p>3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26.698">
            <text:p>26.698</text:p>
          </table:table-cell>
          <table:table-cell table:formula="of:=[.I23]/[.G23]" office:value-type="float" office:value="0.889933333333333">
            <text:p>0.8899333333</text:p>
          </table:table-cell>
          <table:table-cell table:formula="of:=[.I23]/([.G23]*[.F23])" office:value-type="float" office:value="0.0000889933333333333">
            <text:p>8.9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10000">
            <text:p>10000</text:p>
          </table:table-cell>
          <table:table-cell office:value-type="float" office:value="38">
            <text:p>38</text:p>
          </table:table-cell>
          <table:table-cell table:formula="of:=[.F24]/([.$B$8]*[.$B$8])" office:value-type="float" office:value="1">
            <text:p>1</text:p>
          </table:table-cell>
          <table:table-cell office:value-type="float" office:value="44.725">
            <text:p>44.725</text:p>
          </table:table-cell>
          <table:table-cell table:formula="of:=[.I24]/[.G24]" office:value-type="float" office:value="1.17697368421053">
            <text:p>1.1769736842</text:p>
          </table:table-cell>
          <table:table-cell table:formula="of:=[.I24]/([.G24]*[.F24])" office:value-type="float" office:value="0.000117697368421053">
            <text:p>1.18E-0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10000">
            <text:p>10000</text:p>
          </table:table-cell>
          <table:table-cell office:value-type="float" office:value="53">
            <text:p>53</text:p>
          </table:table-cell>
          <table:table-cell table:formula="of:=[.F25]/([.$B$8]*[.$B$8])" office:value-type="float" office:value="1">
            <text:p>1</text:p>
          </table:table-cell>
          <table:table-cell office:value-type="float" office:value="79.3">
            <text:p>79.3</text:p>
          </table:table-cell>
          <table:table-cell table:formula="of:=[.I25]/[.G25]" office:value-type="float" office:value="1.49622641509434">
            <text:p>1.4962264151</text:p>
          </table:table-cell>
          <table:table-cell table:formula="of:=[.I25]/([.G25]*[.F25])" office:value-type="float" office:value="0.000149622641509434">
            <text:p>1.50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15000">
            <text:p>15000</text:p>
          </table:table-cell>
          <table:table-cell office:value-type="float" office:value="52">
            <text:p>52</text:p>
          </table:table-cell>
          <table:table-cell table:formula="of:=[.F26]/([.$B$8]*[.$B$8])" office:value-type="float" office:value="1.5">
            <text:p>1.5</text:p>
          </table:table-cell>
          <table:table-cell office:value-type="float" office:value="162.2">
            <text:p>162.2</text:p>
          </table:table-cell>
          <table:table-cell table:formula="of:=[.I26]/[.G26]" office:value-type="float" office:value="3.11923076923077">
            <text:p>3.1192307692</text:p>
          </table:table-cell>
          <table:table-cell table:formula="of:=[.I26]/([.G26]*[.F26])" office:value-type="float" office:value="0.000207948717948718">
            <text:p>2.08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20000">
            <text:p>20000</text:p>
          </table:table-cell>
          <table:table-cell office:value-type="float" office:value="73">
            <text:p>73</text:p>
          </table:table-cell>
          <table:table-cell table:formula="of:=[.F27]/([.$B$8]*[.$B$8])" office:value-type="float" office:value="2">
            <text:p>2</text:p>
          </table:table-cell>
          <table:table-cell office:value-type="float" office:value="457.4">
            <text:p>457.4</text:p>
          </table:table-cell>
          <table:table-cell table:formula="of:=[.I27]/[.G27]" office:value-type="float" office:value="6.26575342465753">
            <text:p>6.2657534247</text:p>
          </table:table-cell>
          <table:table-cell table:formula="of:=[.I27]/([.G27]*[.F27])" office:value-type="float" office:value="0.000313287671232877">
            <text:p>3.13E-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office:value-type="float" office:value="40000">
            <text:p>40000</text:p>
          </table:table-cell>
          <table:table-cell office:value-type="float" office:value="84">
            <text:p>84</text:p>
          </table:table-cell>
          <table:table-cell table:formula="of:=[.F28]/([.$B$8]*[.$B$8])" office:value-type="float" office:value="4">
            <text:p>4</text:p>
          </table:table-cell>
          <table:table-cell office:value-type="float" office:value="1757.9">
            <text:p>1757.9</text:p>
          </table:table-cell>
          <table:table-cell table:formula="of:=[.I28]/[.G28]" office:value-type="float" office:value="20.927380952381">
            <text:p>20.9273809524</text:p>
          </table:table-cell>
          <table:table-cell table:formula="of:=[.I28]/([.G28]*[.F28])" office:value-type="float" office:value="0.000523184523809524">
            <text:p>5.23E-04</text:p>
          </table:table-cell>
        </table:table-row>
      </table:table>
      <table:table table:name="Forward Collision" table:style-name="ta1">
        <table:table-column table:style-name="co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CSA Breakdown Calculations</text:p>
          </table:table-cell>
          <table:table-cell table:number-columns-repeated="9"/>
          <table:table-cell table:style-name="Default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3"/>
          <table:table-cell table:style-name="ce1" office:value-type="string">
            <text:p>When convergence was observed, it was NOT always monotonic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3"/>
          <table:table-cell office:value-type="string">
            <text:p>For the forward method, typically a large jump in the residual was observed at the start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Default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10"/>
          <table:table-cell table:style-name="Default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51">
            <text:p>0.451</text:p>
          </table:table-cell>
          <table:table-cell table:formula="of:=[.I14]/[.G14]" office:value-type="float" office:value="0.11275">
            <text:p>0.11275</text:p>
          </table:table-cell>
          <table:table-cell table:formula="of:=[.I14]/([.G14]*[.F14])" office:value-type="float" office:value="0.000011275">
            <text:p>1.1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5">
            <text:p>5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83">
            <text:p>0.483</text:p>
          </table:table-cell>
          <table:table-cell table:formula="of:=[.I15]/[.G15]" office:value-type="float" office:value="0.0966">
            <text:p>0.0966</text:p>
          </table:table-cell>
          <table:table-cell table:formula="of:=[.I15]/([.G15]*[.F15])" office:value-type="float" office:value="0.00000966">
            <text:p>9.66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7">
            <text:p>7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566">
            <text:p>0.566</text:p>
          </table:table-cell>
          <table:table-cell table:formula="of:=[.I16]/[.G16]" office:value-type="float" office:value="0.0808571428571429">
            <text:p>0.0808571429</text:p>
          </table:table-cell>
          <table:table-cell table:formula="of:=[.I16]/([.G16]*[.F16])" office:value-type="float" office:value="0.00000808571428571429">
            <text:p>8.09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1.005">
            <text:p>1.005</text:p>
          </table:table-cell>
          <table:table-cell table:formula="of:=[.I17]/[.G17]" office:value-type="float" office:value="0.0773076923076923">
            <text:p>0.0773076923</text:p>
          </table:table-cell>
          <table:table-cell table:formula="of:=[.I17]/([.G17]*[.F17])" office:value-type="float" office:value="0.00000773076923076923">
            <text:p>7.73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2.318">
            <text:p>2.318</text:p>
          </table:table-cell>
          <table:table-cell table:formula="of:=[.I18]/[.G18]" office:value-type="float" office:value="0.1159">
            <text:p>0.1159</text:p>
          </table:table-cell>
          <table:table-cell table:formula="of:=[.I18]/([.G18]*[.F18])" office:value-type="float" office:value="0.00001159">
            <text:p>1.1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3">
            <text:p>23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3.358">
            <text:p>3.358</text:p>
          </table:table-cell>
          <table:table-cell table:formula="of:=[.I19]/[.G19]" office:value-type="float" office:value="0.146">
            <text:p>0.146</text:p>
          </table:table-cell>
          <table:table-cell table:formula="of:=[.I19]/([.G19]*[.F19])" office:value-type="float" office:value="0.0000146">
            <text:p>1.46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29">
            <text:p>29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904">
            <text:p>5.904</text:p>
          </table:table-cell>
          <table:table-cell table:formula="of:=[.I20]/[.G20]" office:value-type="float" office:value="0.203586206896552">
            <text:p>0.2035862069</text:p>
          </table:table-cell>
          <table:table-cell table:formula="of:=[.I20]/([.G20]*[.F20])" office:value-type="float" office:value="0.0000203586206896552">
            <text:p>2.04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46">
            <text:p>4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6.013">
            <text:p>16.013</text:p>
          </table:table-cell>
          <table:table-cell table:formula="of:=[.I21]/[.G21]" office:value-type="float" office:value="0.348108695652174">
            <text:p>0.3481086957</text:p>
          </table:table-cell>
          <table:table-cell table:formula="of:=[.I21]/([.G21]*[.F21])" office:value-type="float" office:value="0.0000348108695652174">
            <text:p>3.4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0000">
            <text:p>10000</text:p>
          </table:table-cell>
          <table:table-cell office:value-type="float" office:value="57">
            <text:p>57</text:p>
          </table:table-cell>
          <table:table-cell table:formula="of:=[.F22]/([.$B$8]*[.$B$8])" office:value-type="float" office:value="1">
            <text:p>1</text:p>
          </table:table-cell>
          <table:table-cell office:value-type="float" office:value="24.221">
            <text:p>24.221</text:p>
          </table:table-cell>
          <table:table-cell table:formula="of:=[.I22]/[.G22]" office:value-type="float" office:value="0.424929824561403">
            <text:p>0.4249298246</text:p>
          </table:table-cell>
          <table:table-cell table:formula="of:=[.I22]/([.G22]*[.F22])" office:value-type="float" office:value="0.0000424929824561404">
            <text:p>4.25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0000">
            <text:p>10000</text:p>
          </table:table-cell>
          <table:table-cell office:value-type="float" office:value="80">
            <text:p>80</text:p>
          </table:table-cell>
          <table:table-cell table:formula="of:=[.F23]/([.$B$8]*[.$B$8])" office:value-type="float" office:value="1">
            <text:p>1</text:p>
          </table:table-cell>
          <table:table-cell office:value-type="float" office:value="39.835">
            <text:p>39.835</text:p>
          </table:table-cell>
          <table:table-cell table:formula="of:=[.I23]/[.G23]" office:value-type="float" office:value="0.4979375">
            <text:p>0.4979375</text:p>
          </table:table-cell>
          <table:table-cell table:formula="of:=[.I23]/([.G23]*[.F23])" office:value-type="float" office:value="0.00004979375">
            <text:p>4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30000">
            <text:p>30000</text:p>
          </table:table-cell>
          <table:table-cell office:value-type="float" office:value="93">
            <text:p>93</text:p>
          </table:table-cell>
          <table:table-cell table:formula="of:=[.F24]/([.$B$8]*[.$B$8])" office:value-type="float" office:value="3">
            <text:p>3</text:p>
          </table:table-cell>
          <table:table-cell office:value-type="float" office:value="171.7">
            <text:p>171.7</text:p>
          </table:table-cell>
          <table:table-cell table:formula="of:=[.I24]/[.G24]" office:value-type="float" office:value="1.84623655913978">
            <text:p>1.8462365591</text:p>
          </table:table-cell>
          <table:table-cell table:formula="of:=[.I24]/([.G24]*[.F24])" office:value-type="float" office:value="0.0000615412186379928">
            <text:p>6.15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60000">
            <text:p>60000</text:p>
          </table:table-cell>
          <table:table-cell office:value-type="float" office:value="94">
            <text:p>94</text:p>
          </table:table-cell>
          <table:table-cell table:formula="of:=[.F25]/([.$B$8]*[.$B$8])" office:value-type="float" office:value="6">
            <text:p>6</text:p>
          </table:table-cell>
          <table:table-cell office:value-type="float" office:value="455.3">
            <text:p>455.3</text:p>
          </table:table-cell>
          <table:table-cell table:formula="of:=[.I25]/[.G25]" office:value-type="float" office:value="4.8436170212766">
            <text:p>4.8436170213</text:p>
          </table:table-cell>
          <table:table-cell table:formula="of:=[.I25]/([.G25]*[.F25])" office:value-type="float" office:value="0.0000807269503546099">
            <text:p>8.07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table:number-columns-repeated="2"/>
          <table:table-cell table:formula="of:=[.F26]/([.$B$8]*[.$B$8])" office:value-type="float" office:value="0">
            <text:p>0</text:p>
          </table:table-cell>
          <table:table-cell/>
          <table:table-cell table:formula="of:=[.I26]/[.G26]" office:value-type="float" office:value="0">
            <text:p>#DIV/0!</text:p>
          </table:table-cell>
          <table:table-cell table:formula="of:=[.I26]/([.G26]*[.F26])" office:value-type="float" office:value="0">
            <text:p>#DIV/0!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table:number-columns-repeated="2"/>
          <table:table-cell table:formula="of:=[.F27]/([.$B$8]*[.$B$8])" office:value-type="float" office:value="0">
            <text:p>0</text:p>
          </table:table-cell>
          <table:table-cell/>
          <table:table-cell table:formula="of:=[.I27]/[.G27]" office:value-type="float" office:value="0">
            <text:p>#DIV/0!</text:p>
          </table:table-cell>
          <table:table-cell table:formula="of:=[.I27]/([.G27]*[.F27])" office:value-type="float" office:value="0">
            <text:p>#DIV/0!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0328">
            <text:p>1.0328</text:p>
          </table:table-cell>
          <table:table-cell table:formula="of:=[.C28]/[.$B$9]" office:value-type="float" office:value="10.328">
            <text:p>10.328</text:p>
          </table:table-cell>
          <table:table-cell office:value-type="float" office:value="0.996627">
            <text:p>0.996627</text:p>
          </table:table-cell>
          <table:table-cell table:number-columns-repeated="2"/>
          <table:table-cell table:formula="of:=[.F28]/([.$B$8]*[.$B$8])" office:value-type="float" office:value="0">
            <text:p>0</text:p>
          </table:table-cell>
          <table:table-cell/>
          <table:table-cell table:formula="of:=[.I28]/[.G28]" office:value-type="float" office:value="0">
            <text:p>#DIV/0!</text:p>
          </table:table-cell>
          <table:table-cell table:formula="of:=[.I28]/([.G28]*[.F28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5">00/00/0000</text:date>, <text:time style:data-style-name="N2" text:time-value="0000-00-00T07:30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14T09:25:49</meta:creation-date>
    <dc:date>2013-05-15T09:30:41</dc:date>
    <dc:creator>Stuart Slattery</dc:creator>
    <meta:editing-duration>PT4H14M2S</meta:editing-duration>
    <meta:editing-cycles>43</meta:editing-cycles>
    <meta:generator>LibreOffice/4.0.2.2$Linux_X86_64 LibreOffice_project/400m0$Build-2</meta:generator>
    <meta:document-statistic meta:table-count="3" meta:cell-count="613" meta:object-count="0"/>
  </office:meta>
</office:document-meta>
</file>